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a80b" officeooo:paragraph-rsid="0020a80b"/>
    </style:style>
    <style:style style:name="P2" style:family="paragraph" style:parent-style-name="Standard">
      <style:text-properties officeooo:rsid="002223b7" officeooo:paragraph-rsid="002223b7"/>
    </style:style>
    <style:style style:name="P3" style:family="paragraph" style:parent-style-name="Standard">
      <style:text-properties officeooo:rsid="0022af2d" officeooo:paragraph-rsid="0022af2d"/>
    </style:style>
    <style:style style:name="P4" style:family="paragraph" style:parent-style-name="Standard">
      <style:text-properties fo:font-style="italic" officeooo:rsid="00230373" officeooo:paragraph-rsid="00230373" style:font-style-asian="italic" style:font-style-complex="italic"/>
    </style:style>
    <style:style style:name="P5" style:family="paragraph" style:parent-style-name="Standard">
      <style:text-properties fo:font-style="italic" officeooo:rsid="00280ba6" officeooo:paragraph-rsid="002594ad" style:font-style-asian="italic" style:font-style-complex="italic"/>
    </style:style>
    <style:style style:name="P6" style:family="paragraph" style:parent-style-name="Standard">
      <style:text-properties fo:font-style="normal" officeooo:rsid="00230373" officeooo:paragraph-rsid="00230373" style:font-style-asian="normal" style:font-style-complex="normal"/>
    </style:style>
    <style:style style:name="P7" style:family="paragraph" style:parent-style-name="Standard">
      <style:text-properties fo:font-style="normal" officeooo:rsid="0024660b" officeooo:paragraph-rsid="0024660b" style:font-style-asian="normal" style:font-style-complex="normal"/>
    </style:style>
    <style:style style:name="P8" style:family="paragraph" style:parent-style-name="Standard">
      <style:text-properties fo:font-style="normal" officeooo:rsid="002594ad" officeooo:paragraph-rsid="002594ad" style:font-style-asian="normal" style:font-style-complex="normal"/>
    </style:style>
    <style:style style:name="P9" style:family="paragraph" style:parent-style-name="Standard">
      <style:text-properties fo:font-style="normal" officeooo:rsid="003980b5" officeooo:paragraph-rsid="003980b5" style:font-style-asian="normal" style:font-style-complex="normal"/>
    </style:style>
    <style:style style:name="P10" style:family="paragraph" style:parent-style-name="Standard">
      <style:text-properties fo:font-style="normal" style:text-underline-style="none" officeooo:rsid="002b2837" officeooo:paragraph-rsid="002b2837" style:font-style-asian="normal" style:font-style-complex="normal"/>
    </style:style>
    <style:style style:name="P11" style:family="paragraph" style:parent-style-name="Standard">
      <style:text-properties fo:font-style="normal" style:text-underline-style="none" officeooo:rsid="002b2837" officeooo:paragraph-rsid="004070cd" style:font-style-asian="normal" style:font-style-complex="normal"/>
    </style:style>
    <style:style style:name="P12" style:family="paragraph" style:parent-style-name="Standard">
      <style:text-properties officeooo:paragraph-rsid="002223b7"/>
    </style:style>
    <style:style style:name="P13" style:family="paragraph" style:parent-style-name="Standard">
      <style:text-properties officeooo:rsid="00259750" officeooo:paragraph-rsid="00259750"/>
    </style:style>
    <style:style style:name="P14" style:family="paragraph" style:parent-style-name="Standard">
      <style:text-properties officeooo:rsid="00259750" officeooo:paragraph-rsid="00259e00"/>
    </style:style>
    <style:style style:name="P15" style:family="paragraph" style:parent-style-name="Standard">
      <style:text-properties officeooo:rsid="00259750" officeooo:paragraph-rsid="00309903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750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59750" officeooo:paragraph-rsid="00259e00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3da45" officeooo:paragraph-rsid="0043da45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4cc8b" officeooo:paragraph-rsid="0044cc8b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officeooo:rsid="0043da45" officeooo:paragraph-rsid="0043da45"/>
    </style:style>
    <style:style style:name="P21" style:family="paragraph" style:parent-style-name="Standard">
      <style:text-properties fo:font-variant="normal" fo:text-transform="none" fo:color="#545454" style:font-name="arial" fo:font-size="12pt" fo:letter-spacing="normal" fo:font-style="normal" fo:font-weight="normal" officeooo:paragraph-rsid="00259e00"/>
    </style:style>
    <style:style style:name="P22" style:family="paragraph" style:parent-style-name="Standard">
      <style:text-properties officeooo:rsid="003a9f4f" officeooo:paragraph-rsid="003a9f4f"/>
    </style:style>
    <style:style style:name="P23" style:family="paragraph" style:parent-style-name="Standard">
      <style:text-properties officeooo:rsid="003e034d" officeooo:paragraph-rsid="003a9f4f"/>
    </style:style>
    <style:style style:name="P24" style:family="paragraph" style:parent-style-name="Standard">
      <style:text-properties officeooo:paragraph-rsid="004070cd"/>
    </style:style>
    <style:style style:name="P25" style:family="paragraph" style:parent-style-name="Standard">
      <style:text-properties officeooo:rsid="0043da45" officeooo:paragraph-rsid="0043da45"/>
    </style:style>
    <style:style style:name="P26" style:family="paragraph" style:parent-style-name="Standard">
      <style:text-properties officeooo:rsid="0043da45" officeooo:paragraph-rsid="0046634a"/>
    </style:style>
    <style:style style:name="P27" style:family="paragraph" style:parent-style-name="Standard">
      <style:text-properties officeooo:rsid="0043da45" officeooo:paragraph-rsid="0059c311"/>
    </style:style>
    <style:style style:name="P28" style:family="paragraph" style:parent-style-name="Standard">
      <style:text-properties officeooo:rsid="0044cc8b" officeooo:paragraph-rsid="0044cc8b"/>
    </style:style>
    <style:style style:name="P29" style:family="paragraph" style:parent-style-name="Standard">
      <style:text-properties fo:font-weight="bold" officeooo:rsid="0043da45" officeooo:paragraph-rsid="0043da45" style:font-weight-asian="bold" style:font-weight-complex="bold"/>
    </style:style>
    <style:style style:name="P30" style:family="paragraph" style:parent-style-name="Standard">
      <style:text-properties officeooo:paragraph-rsid="0057428d"/>
    </style:style>
    <style:style style:name="P31" style:family="paragraph" style:parent-style-name="Preformatted_20_Text">
      <style:text-properties officeooo:rsid="0020a80b" officeooo:paragraph-rsid="0020a80b"/>
    </style:style>
    <style:style style:name="P32" style:family="paragraph" style:parent-style-name="Preformatted_20_Text">
      <style:text-properties officeooo:rsid="00385d63" officeooo:paragraph-rsid="00385d63"/>
    </style:style>
    <style:style style:name="P33" style:family="paragraph" style:parent-style-name="Preformatted_20_Text">
      <style:text-properties fo:font-style="normal" style:text-underline-style="none" officeooo:rsid="002b2837" officeooo:paragraph-rsid="002b2837" style:font-style-asian="normal" style:font-style-complex="normal"/>
    </style:style>
    <style:style style:name="P34" style:family="paragraph" style:parent-style-name="Preformatted_20_Text">
      <style:text-properties officeooo:paragraph-rsid="0040771b"/>
    </style:style>
    <style:style style:name="P35" style:family="paragraph" style:parent-style-name="Text_20_body">
      <style:text-properties officeooo:rsid="003a9f4f" officeooo:paragraph-rsid="003a9f4f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P37" style:family="paragraph" style:parent-style-name="Preformatted_20_Text">
      <style:paragraph-properties fo:margin-top="0cm" fo:margin-bottom="0.499cm" loext:contextual-spacing="false"/>
      <style:text-properties officeooo:paragraph-rsid="0048a3e2"/>
    </style:style>
    <style:style style:name="P38" style:family="paragraph" style:parent-style-name="Standard">
      <style:text-properties officeooo:paragraph-rsid="005ee509"/>
    </style:style>
    <style:style style:name="T1" style:family="text">
      <style:text-properties officeooo:rsid="00230373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officeooo:rsid="002b2837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80ba6" style:font-style-asian="italic" style:font-style-complex="italic"/>
    </style:style>
    <style:style style:name="T6" style:family="text">
      <style:text-properties officeooo:rsid="00259e00"/>
    </style:style>
    <style:style style:name="T7" style:family="text">
      <style:text-properties officeooo:rsid="00262ed3"/>
    </style:style>
    <style:style style:name="T8" style:family="text">
      <style:text-properties officeooo:rsid="002bb996"/>
    </style:style>
    <style:style style:name="T9" style:family="text">
      <style:text-properties officeooo:rsid="002dfef6"/>
    </style:style>
    <style:style style:name="T10" style:family="text">
      <style:text-properties officeooo:rsid="002e9e92"/>
    </style:style>
    <style:style style:name="T11" style:family="text">
      <style:text-properties officeooo:rsid="00333ccf"/>
    </style:style>
    <style:style style:name="T12" style:family="text">
      <style:text-properties officeooo:rsid="00353042"/>
    </style:style>
    <style:style style:name="T13" style:family="text">
      <style:text-properties officeooo:rsid="004070cd"/>
    </style:style>
    <style:style style:name="T14" style:family="text">
      <style:text-properties officeooo:rsid="0043a855"/>
    </style:style>
    <style:style style:name="T15" style:family="text">
      <style:text-properties officeooo:rsid="0046634a"/>
    </style:style>
    <style:style style:name="T16" style:family="text">
      <style:text-properties style:font-name="Liberation Serif"/>
    </style:style>
    <style:style style:name="T17" style:family="text">
      <style:text-properties officeooo:rsid="0056b56e"/>
    </style:style>
    <style:style style:name="T18" style:family="text">
      <style:text-properties officeooo:rsid="0044cc8b"/>
    </style:style>
    <style:style style:name="T19" style:family="text">
      <style:text-properties officeooo:rsid="0043da4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document is about setting up shadowsocks.</text:p>
      <text:p text:style-name="P1"/>
      <text:p text:style-name="P1">The steps are </text:p>
      <text:p text:style-name="P1">1. Buy a VPS service, VPS stands for virtual private server. (Use Vultr)</text:p>
      <text:p text:style-name="P1"/>
      <text:p text:style-name="P1"/>
      <text:p text:style-name="P1">2. Set up Shadowsocks server on the VPS through the root login. The easy way to set up is to use Teddy Sun’s script. </text:p>
      <text:p text:style-name="P1"/>
      <text:p text:style-name="P1">wget --no-check-certificate -O shadowsocks-all.sh <text:a xlink:type="simple" xlink:href="https://raw.githubusercontent.com/teddysun/shadowsocks_install/master/shadowsocks-all.sh" text:style-name="Internet_20_link" text:visited-style-name="Visited_20_Internet_20_Link">https://raw.githubusercontent.com/teddysun/shadowsocks_install/master/shadowsocks-all.sh</text:a></text:p>
      <text:p text:style-name="P1"/>
      <text:p text:style-name="P1">chmod +x shadowsocks-all.sh</text:p>
      <text:p text:style-name="P1"/>
      <text:p text:style-name="P1">./shadowsocks-all.sh 2&gt;&amp;1 | tee shadowsocks-all.log</text:p>
      <text:p text:style-name="P32">(follow steps and choose CHACHA20 for authentication)</text:p>
      <text:p text:style-name="P31"/>
      <text:p text:style-name="P1"/>
      <text:p text:style-name="P1">3. Set up client which accesses the server. </text:p>
      <text:p text:style-name="P2">On the phone you can use shadowsocks. </text:p>
      <text:p text:style-name="P2"/>
      <text:p text:style-name="P2">On Linux, use the AAPLE IMAGE, download from shadowsocks github. Fill in the information to start SS. Download switchyOmega and set up Protocol: SOCKS5, server 127.0.0.1, port 1080, and call it SS. The essential components of a computer connection is switchOmega + ShadowSocks appleimage + active VPS server.</text:p>
      <text:p text:style-name="P12"/>
      <text:p text:style-name="P12"/>
      <text:p text:style-name="P16">VPS: <text:span text:style-name="T9">(Virtual server, essentially an IP address)</text:span></text:p>
      <text:p text:style-name="P13">This is a paid service (about 5 USD per month). It will give you an IP address. You can use SSH to log in to the VPS. Once you are a given an IP address, ping it to see if it is working. Once the pinging is successful. Log on with ssh 123.123.123.123 -p 22 -l root. </text:p>
      <text:p text:style-name="P12"/>
      <text:p text:style-name="P16">ShadowSocks Server: <text:span text:style-name="T9">(Server, which is to be set up over the VPS)</text:span></text:p>
      <text:p text:style-name="P15"><text:span text:style-name="T10">Always log into the VPS first. </text:span>Run Teddy Sun’s script <text:span text:style-name="T12">as a root user of the VPS</text:span> and follow the steps, it will install the shadowsocks server.<text:span text:style-name="T10"> Note that the VPS comes with SSD storage. It is like a remote station which you can connect to.</text:span></text:p>
      <text:p text:style-name="P12"/>
      <text:p text:style-name="P17">Shadowsocks Appimage: <text:span text:style-name="T9">(Client)</text:span></text:p>
      <text:p text:style-name="P14">This is the shadowsocks client over which you establish a connection between your computer to the shadowsocks server. <text:span text:style-name="T11">(which was established in the last step, through Teddy’s script)</text:span> </text:p>
      <text:p text:style-name="P14"/>
      <text:p text:style-name="P16">SwitchyOmega:</text:p>
      <text:p text:style-name="P14">SwitchyOmega is a chrome-extension that allows you to flexibly <text:span text:style-name="T8">switch among </text:span>various ways to utilize proxy. <text:span text:style-name="T6">You have to have shadowsocks appimage open first. Then you need to set up 2 types of connection. The first is SS. The second is auto Switch. For SS, this is essentially using Shadowsocks for all internet traffic. Protocol: SOCK5, server 127.0.0.1, port : 1080. Apply changes. If you use this, all the traffic will be directed through SS (which is not optimal because you want to use direct </text:span><text:soft-page-break/><text:span text:style-name="T6">connection for China based websites). Then the second type of connect you want to set up is AUTO SWITCH. Rule list rules: SS, default: direct connection. Rule list format: autoproxy, rule list URL:</text:span></text:p>
      <text:p text:style-name="P14"><text:a xlink:type="simple" xlink:href="https://raw.githubusercontent.com/gfwlist/gfwlist/master/gfwlist.txt" text:style-name="Internet_20_link" text:visited-style-name="Visited_20_Internet_20_Link">https://raw.githubusercontent.com/gfwlist/gfwlist/master/gfwlist.txt</text:a>. <text:span text:style-name="T7">Under auto switch, only the URLs in the GFW blocked list will be accessed through SS, and all other websites are accessed through direct connection.</text:span></text:p>
      <text:p text:style-name="P14"/>
      <text:p text:style-name="P21"/>
      <text:p text:style-name="P3">Root commands:</text:p>
      <text:p text:style-name="P3">ssh 207.148.107.121 -p 22 -l root //<text:span text:style-name="T1">log in</text:span></text:p>
      <text:p text:style-name="P4">/etc/<text:span text:style-name="T2">init.d/shadowsocks-r restart //restart</text:span></text:p>
      <text:p text:style-name="P8">nano /<text:span text:style-name="T4">etc/shadowSocks-r/config.json //</text:span><text:span text:style-name="T5">to set up more than 1 users </text:span></text:p>
      <text:p text:style-name="P5"/>
      <text:p text:style-name="P10">Add multiple user port passwords:</text:p>
      <text:p text:style-name="P10">“port_password”:{</text:p>
      <text:p text:style-name="P10"><text:tab/>“9000”:”password0”,</text:p>
      <text:p text:style-name="P10"><text:tab/>“9001”:”password1”,</text:p>
      <text:p text:style-name="P10"><text:tab/>“9002”,”password2”</text:p>
      <text:p text:style-name="P10">},</text:p>
      <text:p text:style-name="P10"/>
      <text:p text:style-name="P33"><text:span text:style-name="Source_20_Text">{</text:span></text:p>
      <text:p text:style-name="P34"><text:span text:style-name="Source_20_Text"><text:s text:c="4"/>"server":"</text:span><text:bookmark text:name="overview_ip"/><text:span text:style-name="Source_20_Text">45.76.47.251",</text:span></text:p>
      <text:p text:style-name="Preformatted_20_Text"><text:span text:style-name="Source_20_Text"><text:s text:c="4"/>"server_port":8388,</text:span></text:p>
      <text:p text:style-name="Preformatted_20_Text"><text:span text:style-name="Source_20_Text"><text:s text:c="4"/>"local_address": "127.0.0.1",</text:span></text:p>
      <text:p text:style-name="P11"><text:span text:style-name="Source_20_Text"><text:s text:c="3"/>"</text:span>port_password<text:span text:style-name="Source_20_Text">"</text:span>:{</text:p>
      <text:p text:style-name="P11"><text:tab/><text:span text:style-name="Source_20_Text">"</text:span><text:span text:style-name="Source_20_Text"><text:span text:style-name="T13">6666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1"><text:tab/><text:span text:style-name="Source_20_Text">"</text:span><text:span text:style-name="Source_20_Text"><text:span text:style-name="T13">7777</text:span></text:span><text:span text:style-name="Source_20_Text">"</text:span>:<text:span text:style-name="Source_20_Text">"</text:span><text:span text:style-name="Source_20_Text"><text:span text:style-name="T13">48284828</text:span></text:span><text:span text:style-name="Source_20_Text">"</text:span>,</text:p>
      <text:p text:style-name="P11"><text:tab/><text:span text:style-name="Source_20_Text">"</text:span><text:span text:style-name="Source_20_Text"><text:span text:style-name="T13">8888</text:span></text:span><text:span text:style-name="Source_20_Text">"</text:span>,<text:span text:style-name="Source_20_Text">"</text:span><text:span text:style-name="Source_20_Text"><text:span text:style-name="T13">48284828</text:span></text:span><text:span text:style-name="Source_20_Text">"</text:span></text:p>
      <text:p text:style-name="P24"><text:span text:style-name="Source_20_Text"><text:span text:style-name="T3"><text:s text:c="3"/>},</text:span></text:span></text:p>
      <text:p text:style-name="Preformatted_20_Text"><text:span text:style-name="Source_20_Text"><text:s text:c="4"/>"timeout":300,</text:span></text:p>
      <text:p text:style-name="Preformatted_20_Text"><text:span text:style-name="Source_20_Text"><text:s text:c="4"/>"method":"</text:span><text:span text:style-name="Source_20_Text"><text:span text:style-name="T14">chacha20</text:span></text:span><text:span text:style-name="Source_20_Text">",</text:span></text:p>
      <text:p text:style-name="Preformatted_20_Text"><text:span text:style-name="Source_20_Text"><text:s text:c="4"/>"fast_open": false</text:span></text:p>
      <text:p text:style-name="P36"><text:span text:style-name="Source_20_Text">}</text:span></text:p>
      <text:p text:style-name="P10"/>
      <text:p text:style-name="P7"/>
      <text:p text:style-name="P6"/>
      <text:p text:style-name="P7">USEFUL WEBSITES:<text:line-break/>https://www.vpnto.net/posts/chrome-shadowsocks/</text:p>
      <text:p text:style-name="P6"/>
      <text:p text:style-name="P9">How to prevent servers from freezing:</text:p>
      <text:p text:style-name="P9"/>
      <text:p text:style-name="P6"/>
      <text:p text:style-name="P6"/>
      <text:p text:style-name="P3"/>
      <text:p text:style-name="P22">client:</text:p>
      <text:p text:style-name="P35"><text:span text:style-name="Source_20_Text">/etc/ssh/ssh_config</text:span> </text:p>
      <text:p text:style-name="Preformatted_20_Text"><text:span text:style-name="Source_20_Text">Host *</text:span></text:p>
      <text:p text:style-name="P36"><text:span text:style-name="Source_20_Text">ServerAliveInterval 100</text:span></text:p>
      <text:p text:style-name="P22"><text:soft-page-break/></text:p>
      <text:p text:style-name="P22">Server:</text:p>
      <text:p text:style-name="P35"><text:span text:style-name="Source_20_Text">/etc/ssh/sshd_config</text:span> </text:p>
      <text:p text:style-name="Preformatted_20_Text"><text:span text:style-name="Source_20_Text">ClientAliveInterval 60</text:span></text:p>
      <text:p text:style-name="Preformatted_20_Text"><text:span text:style-name="Source_20_Text">TCPKeepAlive yes</text:span></text:p>
      <text:p text:style-name="P37"><text:span text:style-name="Source_20_Text">ClientAliveCountMax 10000</text:span></text:p>
      <text:p text:style-name="P23"/>
      <text:p text:style-name="P18">2019.6.28 update:(<text:span text:style-name="T17">This continues to work on Sep 20 2019)</text:span></text:p>
      <text:p text:style-name="P25">Teddy Sun’s script stopped working. </text:p>
      <text:p text:style-name="P25">Outline of an alternative strategy:</text:p>
      <text:p text:style-name="P25"/>
      <text:p text:style-name="P25">sudo apt-get update</text:p>
      <text:p text:style-name="P25">sudo apt-get install python-pip</text:p>
      <text:p text:style-name="P25"><text:span text:style-name="Source_20_Text"><text:span text:style-name="T16">pip install --upgrade setuptools</text:span></text:span></text:p>
      <text:p text:style-name="P25">sudo pip install shadowsocks</text:p>
      <text:p text:style-name="Standard">sudo apt-get install python-m2crypto</text:p>
      <text:p text:style-name="Standard">sudo apt-get install build-essential</text:p>
      <text:p text:style-name="Standard">wget https://github.com/jedisct1/libsodium/releases/download/1.0.16/libsodium-1.0.16.tar.gz</text:p>
      <text:p text:style-name="Standard">tar xf libsodium-1.0.16.tar.gz &amp;&amp; cd libsodium-1.0.16</text:p>
      <text:p text:style-name="Standard">./configure &amp;&amp; make -j2</text:p>
      <text:p text:style-name="Standard">make install</text:p>
      <text:p text:style-name="Standard">sudo ldconfig</text:p>
      <text:p text:style-name="Standard">nano /etc/shadowsocks.json</text:p>
      <text:p text:style-name="Standard"/>
      <text:p text:style-name="P18">JSON file:</text:p>
      <text:p text:style-name="P25">{</text:p>
      <text:p text:style-name="P38"><text:span text:style-name="T19"><text:s text:c="4"/>"server":"</text:span><text:bookmark text:name="overview_ip2"/>45.76.97.114<text:bookmark text:name="overview_ip1"/><text:span text:style-name="T19">",</text:span></text:p>
      <text:p text:style-name="P25"><text:s text:c="4"/>"local_address": "127.0.0.1",</text:p>
      <text:p text:style-name="P25"><text:s text:c="4"/>"port_password":{</text:p>
      <text:p text:style-name="P27"><text:s text:c="8"/>"1127":"48284828",</text:p>
      <text:p text:style-name="P25"><text:s text:c="8"/>"6666":"48284828",</text:p>
      <text:p text:style-name="P25"><text:s text:c="8"/>"7777":"48284828",</text:p>
      <text:p text:style-name="P25"><text:s text:c="8"/>"8888":"48284828",</text:p>
      <text:p text:style-name="P26"><text:s text:c="8"/>"<text:span text:style-name="T15">9999</text:span>":"48284828"</text:p>
      <text:p text:style-name="P25"><text:s text:c="3"/>},</text:p>
      <text:p text:style-name="P25"><text:s text:c="4"/>"timeout":300,</text:p>
      <text:p text:style-name="P25"><text:s text:c="4"/>"method":"chacha20",</text:p>
      <text:p text:style-name="P25"><text:s text:c="4"/>"fast_open": false</text:p>
      <text:p text:style-name="P25">}</text:p>
      <text:p text:style-name="P25"/>
      <text:p text:style-name="P29">Start and finish:</text:p>
      <text:p text:style-name="P25">ssserver -c /etc/shadowsocks.json -d start</text:p>
      <text:p text:style-name="P25">ssserver -c /etc/shadowsocks.json -d stop</text:p>
      <text:p text:style-name="P20">ssserver -c /etc/shadowsocks.json -d restart</text:p>
      <text:p text:style-name="P25"/>
      <text:p text:style-name="P19">Expect file:</text:p>
      <text:p text:style-name="P28">#~/usr/bin/expect </text:p>
      <text:p text:style-name="P30"><text:soft-page-break/><text:span text:style-name="T18">spawn ssh </text:span>207.148.85.246 <text:s/><text:span text:style-name="T18"><text:s/>-p 22 -l root</text:span></text:p>
      <text:p text:style-name="P28">expect "*password:"</text:p>
      <text:p text:style-name="P28">send "L2*j,#XrCgDT!pG$\r"</text:p>
      <text:p text:style-name="P28">expect "*vultr"</text:p>
      <text:p text:style-name="P28">send "ssserver -c /etc/shadowsocks.json -d restart\r"</text:p>
      <text:p text:style-name="P28">intera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07:18:26.201059155</meta:creation-date>
    <meta:generator>LibreOffice/6.0.7.3$Linux_X86_64 LibreOffice_project/00m0$Build-3</meta:generator>
    <dc:date>2019-12-12T16:05:15.652605063</dc:date>
    <meta:editing-duration>PT6H6M11S</meta:editing-duration>
    <meta:editing-cycles>60</meta:editing-cycles>
    <meta:document-statistic meta:table-count="0" meta:image-count="0" meta:object-count="0" meta:page-count="4" meta:paragraph-count="96" meta:word-count="619" meta:character-count="4569" meta:non-whitespace-character-count="3932"/>
  </office:meta>
</office:document-meta>
</file>